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6cm" draw:marker-end="Arrow_20_concave" draw:marker-end-width="0.2cm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svg:stroke-color="#ff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0000ff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ff0000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cm" fo:min-width="0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8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.4cm" fo:min-width="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.4cm" fo:min-width="0cm" fo:padding-top="0cm" fo:padding-bottom="0cm" fo:padding-left="0cm" fo:padding-right="0cm"/>
    </style:style>
    <style:style style:name="gr13" style:family="graphic" style:parent-style-name="objectwithoutfill">
      <style:graphic-properties svg:stroke-color="#0000ff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.4cm" fo:min-width="0cm" fo:padding-top="0cm" fo:padding-bottom="0cm" fo:padding-left="0cm" fo:padding-right="0cm"/>
    </style:style>
    <style:style style:name="gr15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7pt" fo:font-weight="bold" style:font-size-asian="7pt" style:font-weight-asian="bold" style:font-size-complex="7pt" style:font-weight-complex="bold"/>
    </style:style>
    <style:style style:name="P3" style:family="paragraph">
      <style:text-properties fo:font-family="'Trebuchet MS'" style:font-family-generic="swiss" style:font-pitch="variable" fo:font-size="7pt" fo:font-weight="bold" style:font-size-asian="7pt" style:font-weight-asian="bold" style:font-size-complex="7pt" style:font-weight-complex="bold"/>
    </style:style>
    <style:style style:name="P4" style:family="paragraph">
      <style:text-properties fo:font-family="'Trebuchet MS'" style:font-family-generic="swiss" style:font-pitch="variable" fo:font-size="6pt" style:font-size-asian="6pt" style:font-size-complex="6pt"/>
    </style:style>
    <style:style style:name="P5" style:family="paragraph">
      <style:text-properties fo:font-size="6pt" fo:font-weight="normal" style:font-size-asian="6pt" style:font-weight-asian="normal" style:font-size-complex="6pt" style:font-weight-complex="normal"/>
    </style:style>
    <style:style style:name="P6" style:family="paragraph">
      <style:text-properties fo:font-family="'Trebuchet MS'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7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P8" style:family="paragraph">
      <style:paragraph-properties fo:text-align="center"/>
      <style:text-properties fo:font-family="'Trebuchet MS'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9" style:family="paragraph">
      <style:paragraph-properties fo:text-align="end"/>
      <style:text-properties fo:font-size="5pt" fo:font-weight="normal" style:font-size-asian="5pt" style:font-weight-asian="normal" style:font-size-complex="5pt" style:font-weight-complex="normal"/>
    </style:style>
    <style:style style:name="P10" style:family="paragraph">
      <style:paragraph-properties fo:text-align="end"/>
      <style:text-properties fo:font-family="'Trebuchet MS'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11" style:family="paragraph">
      <style:paragraph-properties fo:text-align="end"/>
      <style:text-properties fo:font-size="4pt" fo:font-weight="normal" style:font-size-asian="4pt" style:font-weight-asian="normal" style:font-size-complex="4pt" style:font-weight-complex="normal"/>
    </style:style>
    <style:style style:name="P12" style:family="paragraph">
      <style:paragraph-properties fo:text-align="end"/>
      <style:text-properties fo:font-family="'Trebuchet MS'" style:font-family-generic="swiss" style:font-pitch="variable" fo:font-size="4pt" fo:font-weight="normal" style:font-size-asian="4pt" style:font-weight-asian="normal" style:font-size-complex="4pt" style:font-weight-complex="normal"/>
    </style:style>
    <style:style style:name="P13" style:family="paragraph">
      <style:paragraph-properties fo:text-align="start"/>
      <style:text-properties fo:font-size="5pt" fo:font-weight="normal" style:font-size-asian="5pt" style:font-weight-asian="normal" style:font-size-complex="5pt" style:font-weight-complex="normal"/>
    </style:style>
    <style:style style:name="P14" style:family="paragraph">
      <style:paragraph-properties fo:text-align="start"/>
      <style:text-properties fo:font-family="'Trebuchet MS'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1" style:family="text">
      <style:text-properties fo:font-family="'Trebuchet MS'" style:font-family-generic="swiss" style:font-pitch="variable" fo:font-size="7pt" fo:font-weight="bold" style:font-size-asian="7pt" style:font-weight-asian="bold" style:font-size-complex="7pt" style:font-weight-complex="bold"/>
    </style:style>
    <style:style style:name="T2" style:family="text">
      <style:text-properties fo:font-family="'Trebuchet MS'" style:font-family-generic="swiss" style:font-pitch="variable" fo:font-size="6pt" style:font-size-asian="6pt" style:font-size-complex="6pt"/>
    </style:style>
    <style:style style:name="T3" style:family="text">
      <style:text-properties fo:font-family="'Trebuchet MS'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4" style:family="text">
      <style:text-properties fo:font-family="'Trebuchet MS'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5" style:family="text">
      <style:text-properties fo:font-family="'Trebuchet MS'" style:font-family-generic="swiss" style:font-pitch="variable" fo:font-size="4pt" fo:font-weight="normal" style:font-size-asian="4pt" style:font-weight-asian="normal" style:font-size-complex="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6cm" svg:y1="5cm" svg:x2="3.6cm" svg:y2="0.1cm">
          <text:p/>
        </draw:line>
        <draw:line draw:style-name="gr1" draw:text-style-name="P1" draw:layer="layout" svg:x1="2.6cm" svg:y1="4.4cm" svg:x2="11.6cm" svg:y2="4.4cm">
          <text:p/>
        </draw:line>
        <draw:custom-shape draw:style-name="gr2" draw:text-style-name="P1" draw:layer="layout" svg:width="2.6cm" svg:height="2.6cm" svg:x="2.3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1" draw:layer="layout" svg:width="1.599cm" svg:height="2.099cm" draw:transform="rotate (-1.57079632679579) translate (4.69999999999994cm 5.79999999999938cm)" svg:viewBox="0 0 1600 2100" draw:points="0,-7300 1600,-7300 1600,-9295 1400,-9400 200,-9400 0,-9295">
          <text:p/>
        </draw:polygon>
        <draw:custom-shape draw:style-name="gr2" draw:text-style-name="P1" draw:layer="layout" svg:width="1.6cm" svg:height="1.6cm" svg:x="2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cm" svg:height="0.2cm" svg:x="3.5cm" svg:y="6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7cm" svg:y1="7.2cm" svg:x2="3.7cm" svg:y2="0.9cm">
          <text:p/>
        </draw:line>
        <draw:line draw:style-name="gr4" draw:text-style-name="P1" draw:layer="layout" svg:x1="4.4cm" svg:y1="7.2cm" svg:x2="4.4cm" svg:y2="0.9cm">
          <text:p/>
        </draw:line>
        <draw:line draw:style-name="gr4" draw:text-style-name="P1" draw:layer="layout" svg:x1="4.9cm" svg:y1="7.2cm" svg:x2="4.9cm" svg:y2="0.9cm">
          <text:p/>
        </draw:line>
        <draw:polygon draw:style-name="gr5" draw:text-style-name="P1" draw:layer="layout" svg:width="2.599cm" svg:height="2.599cm" svg:x="2.3cm" svg:y="5.3cm" svg:viewBox="0 0 2600 2600" draw:points="0,600 200,600 200,200 600,200 600,0 2000,0 2000,200 2400,200 2400,600 2600,600 2600,2000 2400,2000 2400,2400 2000,2400 2000,2600 600,2600 600,2400 200,2400 200,2000 0,2000">
          <text:p/>
        </draw:polygon>
        <draw:polygon draw:style-name="gr5" draw:text-style-name="P1" draw:layer="layout" svg:width="1.799cm" svg:height="1.799cm" draw:transform="rotate (1.5707963267946) translate (2.70000000000036cm 7.50000000000125cm)" svg:viewBox="0 0 1800 1800" draw:points="1000,5400 1400,5400 1400,5600 1600,5600 1600,5800 1800,5800 1800,6800 1600,6800 1600,7000 1400,7000 1400,7200 400,7200 400,7000 200,7000 200,6800 0,6800 0,5800 200,5800 200,5600 400,5600 400,5400">
          <text:p/>
        </draw:polygon>
        <draw:line draw:style-name="gr4" draw:text-style-name="P1" draw:layer="layout" svg:x1="3.1cm" svg:y1="1.2cm" svg:x2="9.8cm" svg:y2="1.2cm">
          <text:p/>
        </draw:line>
        <draw:line draw:style-name="gr4" draw:text-style-name="P1" draw:layer="layout" svg:x1="2.5cm" svg:y1="1.4cm" svg:x2="9.8cm" svg:y2="1.4cm">
          <text:p/>
        </draw:line>
        <draw:line draw:style-name="gr4" draw:text-style-name="P1" draw:layer="layout" svg:x1="3.1cm" svg:y1="1.6cm" svg:x2="9.8cm" svg:y2="1.6cm">
          <text:p/>
        </draw:line>
        <draw:line draw:style-name="gr4" draw:text-style-name="P1" draw:layer="layout" svg:x1="2.5cm" svg:y1="2.4cm" svg:x2="9.8cm" svg:y2="2.4cm">
          <text:p/>
        </draw:line>
        <draw:line draw:style-name="gr4" draw:text-style-name="P1" draw:layer="layout" svg:x1="3.1cm" svg:y1="2.6cm" svg:x2="9.8cm" svg:y2="2.6cm">
          <text:p/>
        </draw:line>
        <draw:line draw:style-name="gr4" draw:text-style-name="P1" draw:layer="layout" svg:x1="3.1cm" svg:y1="4.2cm" svg:x2="9.8cm" svg:y2="4.2cm">
          <text:p/>
        </draw:line>
        <draw:line draw:style-name="gr6" draw:text-style-name="P1" draw:layer="layout" svg:x1="9.8cm" svg:y1="1.2cm" svg:x2="9.8cm" svg:y2="1.4cm">
          <text:p/>
        </draw:line>
        <draw:line draw:style-name="gr6" draw:text-style-name="P1" draw:layer="layout" svg:x1="9.8cm" svg:y1="1.6cm" svg:x2="9.8cm" svg:y2="2.4cm">
          <text:p/>
        </draw:line>
        <draw:line draw:style-name="gr6" draw:text-style-name="P1" draw:layer="layout" svg:x1="9.8cm" svg:y1="2.6cm" svg:x2="9.8cm" svg:y2="4.2cm">
          <text:p/>
        </draw:line>
        <draw:polyline draw:style-name="gr3" draw:text-style-name="P1" draw:layer="layout" svg:width="6.799cm" svg:height="3.199cm" svg:x="3.6cm" svg:y="1.2cm" svg:viewBox="0 0 6800 3200" draw:points="0,0 100,0 100,200 800,200 800,400 900,400 900,800 1100,800 1100,1000 1300,1000 1300,1200 1500,1200 1500,1400 1700,1400 1700,1600 2100,1600 2100,1800 2500,1800 2500,2000 2900,2000 2900,2200 3300,2200 3300,2400 3700,2400 3700,2600 4300,2600 4300,2800 4900,2800 4900,3000 5800,3000 5800,3200 6800,3200">
          <text:p/>
        </draw:polyline>
        <draw:path draw:style-name="gr7" draw:text-style-name="P1" draw:layer="layout" svg:width="2.799cm" svg:height="5.099cm" draw:transform="rotate (-1.5707963267946) translate (9.49999999999585cm 1.59999999999244cm)" svg:viewBox="0 0 2800 5100" svg:d="m0-13900c1400 0 2800-4300 2800-5100">
          <text:p/>
        </draw:path>
        <draw:frame draw:style-name="gr8" draw:text-style-name="P3" draw:layer="layout" svg:width="1.611cm" svg:height="0.4cm" svg:x="9.981cm" svg:y="1.1cm">
          <draw:text-box>
            <text:p text:style-name="P2"><text:span text:style-name="T1">Kolizja pewna</text:span></text:p>
          </draw:text-box>
        </draw:frame>
        <draw:frame draw:style-name="gr9" draw:text-style-name="P4" draw:layer="layout" svg:width="2.212cm" svg:height="0.8cm" svg:x="9.982cm" svg:y="1.6cm">
          <draw:text-box>
            <text:p><text:span text:style-name="T1">Kolizja możliwa</text:span></text:p>
            <text:p><text:span text:style-name="T2">(zależnie od orientacji)</text:span></text:p>
          </draw:text-box>
        </draw:frame>
        <draw:frame draw:style-name="gr10" draw:text-style-name="P3" draw:layer="layout" svg:width="2.417cm" svg:height="1.6cm" svg:x="9.983cm" svg:y="2.6cm">
          <draw:text-box>
            <text:p text:style-name="P2"><text:span text:style-name="T1">Obszar bezpieczny</text:span></text:p>
          </draw:text-box>
        </draw:frame>
        <draw:frame draw:style-name="gr8" draw:text-style-name="P6" draw:layer="layout" svg:width="1.797cm" svg:height="0.4cm" svg:x="1.6cm" svg:y="0cm">
          <draw:text-box>
            <text:p text:style-name="P5"><text:span text:style-name="T3">Koszt komórki [int]</text:span></text:p>
          </draw:text-box>
        </draw:frame>
        <draw:frame draw:style-name="gr11" draw:text-style-name="P8" draw:layer="layout" svg:width="2.6cm" svg:height="1.1cm" svg:x="10.3cm" svg:y="4.4cm">
          <draw:text-box>
            <text:p text:style-name="P7"><text:span text:style-name="T3">Odległość od najbliższej komórki oznaczonej jako przeszkoda [double]</text:span></text:p>
          </draw:text-box>
        </draw:frame>
        <draw:frame draw:style-name="gr12" draw:text-style-name="P10" draw:layer="layout" svg:width="2.897cm" svg:height="0.4cm" svg:x="-0.497cm" svg:y="0.8cm">
          <draw:text-box>
            <text:p text:style-name="P9"><text:span text:style-name="T4">Przeszkoda - 254</text:span></text:p>
          </draw:text-box>
        </draw:frame>
        <draw:frame draw:style-name="gr12" draw:text-style-name="P10" draw:layer="layout" svg:width="2.897cm" svg:height="0.4cm" svg:x="-0.497cm" svg:y="1.2cm">
          <draw:text-box>
            <text:p text:style-name="P9"><text:span text:style-name="T4">Zakres „wpisany” - 253</text:span></text:p>
          </draw:text-box>
        </draw:frame>
        <draw:frame draw:style-name="gr12" draw:text-style-name="P10" draw:layer="layout" svg:width="2.897cm" svg:height="0.4cm" svg:x="-0.495cm" svg:y="2.2cm">
          <draw:text-box>
            <text:p text:style-name="P9"><text:span text:style-name="T4">Zakres „opisany” - 128</text:span></text:p>
          </draw:text-box>
        </draw:frame>
        <draw:polyline draw:style-name="gr13" draw:text-style-name="P1" draw:layer="layout" svg:width="0.599cm" svg:height="0.199cm" svg:x="2.5cm" svg:y="1cm" svg:viewBox="0 0 600 200" draw:points="0,0 400,0 600,200">
          <text:p/>
        </draw:polyline>
        <draw:frame draw:style-name="gr12" draw:text-style-name="P10" draw:layer="layout" svg:width="2.897cm" svg:height="0.4cm" svg:x="-0.494cm" svg:y="3.8cm">
          <draw:text-box>
            <text:p text:style-name="P9"><text:span text:style-name="T4">Najniższy koszt „zajęty” - 1</text:span></text:p>
          </draw:text-box>
        </draw:frame>
        <draw:frame draw:style-name="gr12" draw:text-style-name="P10" draw:layer="layout" svg:width="2.897cm" svg:height="0.4cm" svg:x="-0.493cm" svg:y="4.2cm">
          <draw:text-box>
            <text:p text:style-name="P9"><text:span text:style-name="T4">Komórka wolna - 0</text:span></text:p>
          </draw:text-box>
        </draw:frame>
        <draw:polyline draw:style-name="gr13" draw:text-style-name="P1" draw:layer="layout" svg:width="0.599cm" svg:height="0.199cm" svg:x="2.5cm" svg:y="4cm" svg:viewBox="0 0 600 200" draw:points="0,0 400,0 600,200">
          <text:p/>
        </draw:polyline>
        <draw:frame draw:style-name="gr12" draw:text-style-name="P12" draw:layer="layout" svg:width="2.897cm" svg:height="0.4cm" svg:x="0.103cm" svg:y="2.4cm">
          <draw:text-box>
            <text:p text:style-name="P11"><text:span text:style-name="T5">127</text:span></text:p>
          </draw:text-box>
        </draw:frame>
        <draw:frame draw:style-name="gr12" draw:text-style-name="P12" draw:layer="layout" svg:width="2.897cm" svg:height="0.4cm" svg:x="0.103cm" svg:y="1.4cm">
          <draw:text-box>
            <text:p text:style-name="P11"><text:span text:style-name="T5">252</text:span></text:p>
          </draw:text-box>
        </draw:frame>
        <draw:frame draw:style-name="gr14" draw:text-style-name="P14" draw:layer="layout" svg:width="2.897cm" svg:height="0.3cm" svg:x="4.503cm" svg:y="0.1cm">
          <draw:text-box>
            <text:p text:style-name="P13"><text:span text:style-name="T4">Promień wpisany</text:span></text:p>
          </draw:text-box>
        </draw:frame>
        <draw:frame draw:style-name="gr14" draw:text-style-name="P14" draw:layer="layout" svg:width="2.897cm" svg:height="0.3cm" svg:x="5cm" svg:y="0.5cm">
          <draw:text-box>
            <text:p text:style-name="P13"><text:span text:style-name="T4">Promień opisany</text:span></text:p>
          </draw:text-box>
        </draw:frame>
        <draw:frame draw:style-name="gr14" draw:text-style-name="P14" draw:layer="layout" svg:width="2.897cm" svg:height="0.3cm" svg:x="6.403cm" svg:y="0.5cm">
          <draw:text-box>
            <text:p text:style-name="P9"><text:span text:style-name="T4">Zasięg „nadmuchiwania”</text:span></text:p>
          </draw:text-box>
        </draw:frame>
        <draw:line draw:style-name="gr4" draw:text-style-name="P1" draw:layer="layout" svg:x1="9.4cm" svg:y1="5.3cm" svg:x2="9.4cm" svg:y2="0.9cm">
          <text:p/>
        </draw:line>
        <draw:polyline draw:style-name="gr13" draw:text-style-name="P1" draw:layer="layout" svg:width="1.06cm" svg:height="0.918cm" draw:transform="rotate (0.7853981633973) translate (4.9cm 0.9cm)" svg:viewBox="0 0 1061 919" draw:points="0,8202 141,8202 1061,9122">
          <text:p/>
        </draw:polyline>
        <draw:polyline draw:style-name="gr13" draw:text-style-name="P1" draw:layer="layout" svg:width="0.499cm" svg:height="1.499cm" draw:transform="rotate (1.5707963267946) translate (4.4cm 0.9cm)" svg:viewBox="0 0 500 1500" draw:points="0,8800 400,8800 500,8900 500,10300">
          <text:p/>
        </draw:polyline>
        <draw:polyline draw:style-name="gr13" draw:text-style-name="P1" draw:layer="layout" svg:width="1.555cm" svg:height="1.413cm" draw:transform="rotate (2.3561944901919) translate (8.40000000000156cm 1.89999999999993cm)" svg:viewBox="0 0 1556 1414" draw:points="0,10607 141,10607 1556,9192">
          <text:p/>
        </draw:polyline>
        <draw:polyline draw:style-name="gr13" draw:text-style-name="P1" draw:layer="layout" svg:width="2.499cm" svg:height="0.199cm" svg:x="3.6cm" svg:y="6.6cm" svg:viewBox="0 0 2500 200" draw:points="2500,200 200,200 0,0">
          <text:p/>
        </draw:polyline>
        <draw:polyline draw:style-name="gr13" draw:text-style-name="P1" draw:layer="layout" svg:width="2.099cm" svg:height="0.199cm" svg:x="4cm" svg:y="7.1cm" svg:viewBox="0 0 2100 200" draw:points="2100,200 200,200 0,0">
          <text:p/>
        </draw:polyline>
        <draw:polyline draw:style-name="gr13" draw:text-style-name="P1" draw:layer="layout" svg:width="2.299cm" svg:height="0.199cm" svg:x="3.8cm" svg:y="7.6cm" svg:viewBox="0 0 2300 200" draw:points="2300,200 200,200 0,0">
          <text:p/>
        </draw:polyline>
        <draw:frame draw:style-name="gr14" draw:text-style-name="P14" draw:layer="layout" svg:width="2.897cm" svg:height="0.4cm" svg:x="6.2cm" svg:y="6.6cm">
          <draw:text-box>
            <text:p text:style-name="P13"><text:span text:style-name="T4">Komórka centralna</text:span></text:p>
          </draw:text-box>
        </draw:frame>
        <draw:frame draw:style-name="gr14" draw:text-style-name="P14" draw:layer="layout" svg:width="2.897cm" svg:height="0.4cm" svg:x="6.204cm" svg:y="7.6cm">
          <draw:text-box>
            <text:p text:style-name="P13"><text:span text:style-name="T4">Obszar opisany</text:span></text:p>
          </draw:text-box>
        </draw:frame>
        <draw:frame draw:style-name="gr14" draw:text-style-name="P14" draw:layer="layout" svg:width="2.897cm" svg:height="0.4cm" svg:x="6.2cm" svg:y="7.1cm">
          <draw:text-box>
            <text:p text:style-name="P13"><text:span text:style-name="T4">Obszar wpisany</text:span></text:p>
          </draw:text-box>
        </draw:frame>
        <draw:polyline draw:style-name="gr13" draw:text-style-name="P1" draw:layer="layout" svg:width="1.4cm" svg:height="0.199cm" svg:x="4.7cm" svg:y="6.1cm" svg:viewBox="0 0 1401 200" draw:points="1401,200 200,200 0,0">
          <text:p/>
        </draw:polyline>
        <draw:frame draw:style-name="gr14" draw:text-style-name="P14" draw:layer="layout" svg:width="2.897cm" svg:height="0.4cm" svg:x="6.201cm" svg:y="6.1cm">
          <draw:text-box>
            <text:p text:style-name="P13"><text:span text:style-name="T4">Obrys robota (dokładny)</text:span></text:p>
          </draw:text-box>
        </draw:frame>
        <draw:line draw:style-name="gr15" draw:text-style-name="P1" draw:layer="layout" svg:x1="4.9cm" svg:y1="4.7cm" svg:x2="9.4cm" svg:y2="4.7cm">
          <text:p/>
        </draw:line>
        <draw:frame draw:style-name="gr11" draw:text-style-name="P8" draw:layer="layout" svg:width="4.5cm" svg:height="1.2cm" svg:x="4.9cm" svg:y="4.7cm">
          <draw:text-box>
            <text:p text:style-name="P7"><text:span text:style-name="T3">Strefa buforowa tworzona wokół przeszkód. Dzięki niej robot podczas jazdy zachowuje dystans i nie przejeżdża tuż przy przeszkodac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09T11:36:24</meta:creation-date>
    <dc:date>2011-08-09T12:34:36</dc:date>
    <dc:creator>Maciej Stefanczyk</dc:creator>
    <meta:editing-duration>PT00H42M49S</meta:editing-duration>
    <meta:editing-cycles>2</meta:editing-cycles>
    <meta:generator>OpenOffice.org/3.2$Unix OpenOffice.org_project/320m12$Build-9483</meta:generator>
    <meta:document-statistic meta:object-count="53"/>
  </office:meta>
</office:document-meta>
</file>